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anNearClauseFactory.getTermEnum( String term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anNearClauseFactory.get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ClauseFactory.addSpanQueryWeighted( SpanQuery sq , float weigh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anNearClauseFactory.makeSpanNearClau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anNearClauseFactory.get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ClauseFactory.addSpanNearQuery( Query q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anNearClauseFactory.SpanNearClauseFactory( IndexReader reader , String fieldName , BasicQueryFactory q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anNearClauseFactory.addTermWeighted( Term t , float 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anNearClauseFactory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ClauseFactor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anNearClauseFactory.getBasicQuery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